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style:text-underline-style="solid" style:text-underline-width="auto" style:text-underline-color="font-color"/>
    </style:style>
    <style:style style:name="P3" style:family="paragraph" style:parent-style-name="Standard">
      <style:text-properties style:font-name="Verdana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P1">PRIMO Danmark A/S</text:p>
      <text:p text:style-name="P1">Vinkelvej 12</text:p>
      <text:p text:style-name="P1">6600 Vejen</text:p>
      <text:p text:style-name="P1">Att: Søren Wenzell</text:p>
      <text:p text:style-name="P1"/>
      <text:p text:style-name="P1"/>
      <text:p text:style-name="P1"/>
      <text:p text:style-name="P1"/>
      <text:p text:style-name="P1"/>
      <text:p text:style-name="P1"><text:s text:c="55"/>Vor ref. <text:s text:c="17"/>Dato</text:p>
      <text:p text:style-name="P1"><text:s text:c="56"/>/gbg <text:s text:c="21"/>2009-03-03</text:p>
      <text:p text:style-name="P1"/>
      <text:p text:style-name="P1"/>
      <text:p text:style-name="P2">Følgeseddel</text:p>
      <text:p text:style-name="P1"/>
      <text:p text:style-name="P1">Vi fremsender hermed forme 31623 og 31626 til fremstilling af <text:s/>emnet 4008 108 55490, betående af 4008 108 03940 og ... 03950</text:p>
      <text:p text:style-name="P1"/>
      <text:p text:style-name="P1"/>
      <text:p text:style-name="P3"><text:s/></text:p>
      <text:p text:style-name="P3"/>
      <text:p text:style-name="P1">Med venlig hilsen</text:p>
      <text:p text:style-name="P1">DK-Technologies A/S</text:p>
      <text:p text:style-name="P1"/>
      <text:p text:style-name="P1"/>
      <text:p text:style-name="P1">Gunner Bækgaard</text:p>
      <text:p text:style-name="P1"><text:s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Gunner Bækgaard</meta:initial-creator>
    <meta:creation-date>2009-02-27T16:42:44</meta:creation-date>
    <dc:language>da-DK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49" meta:character-count="423"/>
  </office:meta>
</office:document-meta>
</file>